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ff050" officeooo:paragraph-rsid="001ff050"/>
    </style:style>
    <style:style style:name="P2" style:family="paragraph" style:parent-style-name="Standard">
      <style:text-properties officeooo:rsid="001ff050" officeooo:paragraph-rsid="001ff050"/>
    </style:style>
    <style:style style:name="P3" style:family="paragraph" style:parent-style-name="Standard">
      <style:text-properties officeooo:rsid="00208f19" officeooo:paragraph-rsid="00208f19"/>
    </style:style>
    <style:style style:name="T1" style:family="text">
      <style:text-properties officeooo:rsid="00208f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2.10.18</text:p>
      <text:p text:style-name="P1">Paul Morgenthaler</text:p>
      <text:p text:style-name="P1"/>
      <text:p text:style-name="P1">Auskommentieren des Quellcodes / Ergänzung von Kommentaren <text:span text:style-name="T1">mithilfe von Notepad++</text:span></text:p>
      <text:p text:style-name="P3">siehe Version 1.4.8,5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11S</meta:editing-duration>
    <meta:editing-cycles>4</meta:editing-cycles>
    <meta:generator>LibreOffice/5.4.2.2$Windows_X86_64 LibreOffice_project/22b09f6418e8c2d508a9eaf86b2399209b0990f4</meta:generator>
    <dc:date>2018-11-12T15:46:06.596000000</dc:date>
    <meta:document-statistic meta:table-count="0" meta:image-count="0" meta:object-count="0" meta:page-count="1" meta:paragraph-count="4" meta:word-count="16" meta:character-count="128" meta:non-whitespace-character-count="115"/>
    <meta:user-defined meta:name="Info 1"/>
    <meta:user-defined meta:name="Info 2"/>
    <meta:user-defined meta:name="Info 3"/>
    <meta:user-defined meta:name="Info 4"/>
  </office:meta>
</office:document-meta>
</file>